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Droid Sans Fallback" svg:font-family="'Droid Sans Fallback', 'MS Mincho'" style:font-pitch="variable"/>
    <style:font-face style:name="TheSansMonoCondensed-SemiLightI" svg:font-family="TheSansMonoCondensed-SemiLightI,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5299in" fo:margin-left="0in" table:align="left" style:writing-mode="lr-tb"/>
    </style:style>
    <style:style style:name="Table1.A" style:family="table-column">
      <style:table-column-properties style:column-width="2.7507in"/>
    </style:style>
    <style:style style:name="Table1.B" style:family="table-column">
      <style:table-column-properties style:column-width="2.7792in"/>
    </style:style>
    <style:style style:name="Table1.1" style:family="table-row">
      <style:table-row-properties fo:keep-together="auto"/>
    </style:style>
    <style:style style:name="Table1.A1" style:family="table-cell">
      <style:table-cell-properties style:vertical-align="top" fo:padding="0in" fo:border-left="0.5pt solid #000000" fo:border-right="none" fo:border-top="0.5pt solid #000000" fo:border-bottom="none" style:writing-mode="lr-tb"/>
    </style:style>
    <style:style style:name="Table1.B1" style:family="table-cell">
      <style:table-cell-properties style:vertical-align="top" fo:padding="0in" fo:border-left="none" fo:border-right="0.5pt solid #000000" fo:border-top="0.5pt solid #000000" fo:border-bottom="none" style:writing-mode="lr-tb"/>
    </style:style>
    <style:style style:name="Table1.A2" style:family="table-cell">
      <style:table-cell-properties style:vertical-align="top" fo:padding="0in" fo:border-left="0.5pt solid #000000" fo:border-right="none" fo:border-top="none" fo:border-bottom="none" style:writing-mode="lr-tb"/>
    </style:style>
    <style:style style:name="Table1.B2" style:family="table-cell">
      <style:table-cell-properties style:vertical-align="top" fo:padding="0in" fo:border-left="none" fo:border-right="0.5pt solid #000000" fo:border-top="none" fo:border-bottom="none" style:writing-mode="lr-tb"/>
    </style:style>
    <style:style style:name="Table1.A5" style:family="table-cell">
      <style:table-cell-properties style:vertical-align="top" fo:padding="0in" fo:border-left="0.5pt solid #000000" fo:border-right="none" fo:border-top="none" fo:border-bottom="0.5pt solid #000000" style:writing-mode="lr-tb"/>
    </style:style>
    <style:style style:name="Table1.B5" style:family="table-cell">
      <style:table-cell-properties style:vertical-align="top" fo:padding="0in" fo:border-left="none" fo:border-right="0.5pt solid #000000" fo:border-top="none" fo:border-bottom="0.5pt solid #000000" style:writing-mode="lr-tb"/>
    </style:style>
    <style:style style:name="Table2" style:family="table">
      <style:table-properties style:width="5.5278in" fo:margin-left="0.4861in" table:align="left" style:writing-mode="lr-tb"/>
    </style:style>
    <style:style style:name="Table2.A" style:family="table-column">
      <style:table-column-properties style:column-width="0.7285in"/>
    </style:style>
    <style:style style:name="Table2.B" style:family="table-column">
      <style:table-column-properties style:column-width="4.7993in"/>
    </style:style>
    <style:style style:name="Table2.1" style:family="table-row">
      <style:table-row-properties fo:keep-together="auto"/>
    </style:style>
    <style:style style:name="Table2.A1" style:family="table-cell">
      <style:table-cell-properties style:vertical-align="top" fo:padding="0in" fo:border-left="0.5pt solid #000000" fo:border-right="none" fo:border-top="0.5pt solid #000000" fo:border-bottom="none" style:writing-mode="lr-tb"/>
    </style:style>
    <style:style style:name="Table2.B1" style:family="table-cell">
      <style:table-cell-properties style:vertical-align="top" fo:padding="0in" fo:border-left="none" fo:border-right="0.5pt solid #000000" fo:border-top="0.5pt solid #000000" fo:border-bottom="none" style:writing-mode="lr-tb"/>
    </style:style>
    <style:style style:name="Table2.A2" style:family="table-cell">
      <style:table-cell-properties style:vertical-align="top" fo:padding="0in" fo:border-left="0.5pt solid #000000" fo:border-right="none" fo:border-top="none" fo:border-bottom="none" style:writing-mode="lr-tb"/>
    </style:style>
    <style:style style:name="Table2.B2" style:family="table-cell">
      <style:table-cell-properties style:vertical-align="top" fo:padding="0in" fo:border-left="none" fo:border-right="0.5pt solid #000000" fo:border-top="none" fo:border-bottom="none" style:writing-mode="lr-tb"/>
    </style:style>
    <style:style style:name="Table2.A4" style:family="table-cell">
      <style:table-cell-properties style:vertical-align="top" fo:padding="0in" fo:border-left="0.5pt solid #000000" fo:border-right="none" fo:border-top="none" fo:border-bottom="0.5pt solid #000000" style:writing-mode="lr-tb"/>
    </style:style>
    <style:style style:name="Table2.B4" style:family="table-cell">
      <style:table-cell-properties style:vertical-align="top" fo:padding="0in" fo:border-left="none" fo:border-right="0.5pt solid #000000" fo:border-top="none" fo:border-bottom="0.5pt solid #000000" style:writing-mode="lr-tb"/>
    </style:style>
    <style:style style:name="P1" style:family="paragraph" style:parent-style-name="Code">
      <style:text-properties officeooo:paragraph-rsid="000f7eaa"/>
    </style:style>
    <style:style style:name="P2" style:family="paragraph" style:parent-style-name="Code">
      <style:text-properties officeooo:rsid="0010d707" officeooo:paragraph-rsid="0010d707"/>
    </style:style>
    <style:style style:name="P3" style:family="paragraph" style:parent-style-name="Unnumbered_20_List">
      <style:paragraph-properties fo:margin-left="0in" fo:margin-right="0in" fo:text-indent="0in" style:auto-text-indent="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Chapter_20_Title" style:master-page-name="Standard">
      <style:paragraph-properties style:page-number="auto"/>
    </style:style>
    <style:style style:name="P7" style:family="paragraph" style:parent-style-name="Heading_20_2">
      <style:text-properties officeooo:rsid="0002ff30" officeooo:paragraph-rsid="0002ff30"/>
    </style:style>
    <style:style style:name="P8" style:family="paragraph" style:parent-style-name="Heading_20_2">
      <style:text-properties officeooo:paragraph-rsid="0002ff30"/>
    </style:style>
    <style:style style:name="P9" style:family="paragraph" style:parent-style-name="Heading_20_2">
      <style:text-properties officeooo:paragraph-rsid="00054622"/>
    </style:style>
    <style:style style:name="P10" style:family="paragraph" style:parent-style-name="Body_20_Text">
      <style:text-properties officeooo:rsid="0003ecee" officeooo:paragraph-rsid="0003ecee"/>
    </style:style>
    <style:style style:name="P11" style:family="paragraph" style:parent-style-name="Body_20_Text">
      <style:text-properties officeooo:rsid="0007f4c8" officeooo:paragraph-rsid="0007f4c8"/>
    </style:style>
    <style:style style:name="P12" style:family="paragraph" style:parent-style-name="Body_20_Text">
      <style:text-properties officeooo:rsid="000ab00c" officeooo:paragraph-rsid="000ab00c"/>
    </style:style>
    <style:style style:name="P13" style:family="paragraph" style:parent-style-name="Body_20_Text">
      <style:text-properties fo:font-weight="bold" style:font-weight-asian="bold" style:font-weight-complex="bold"/>
    </style:style>
    <style:style style:name="P14" style:family="paragraph" style:parent-style-name="Body_20_Text">
      <style:text-properties officeooo:paragraph-rsid="000b172c"/>
    </style:style>
    <style:style style:name="P15" style:family="paragraph" style:parent-style-name="Table_20_Heading">
      <style:paragraph-properties fo:text-align="start" style:justify-single-word="false"/>
    </style:style>
    <style:style style:name="P16" style:family="paragraph" style:parent-style-name="Heading_20_1">
      <style:text-properties officeooo:rsid="000b172c" officeooo:paragraph-rsid="000b172c"/>
    </style:style>
    <style:style style:name="P17" style:family="paragraph" style:parent-style-name="Table_20_Text_20_Last">
      <style:paragraph-properties fo:margin-left="0in" fo:margin-right="0.1in" fo:text-indent="0in" style:auto-text-indent="false" fo:padding="0in" fo:border="none"/>
    </style:style>
    <style:style style:name="P18" style:family="paragraph" style:parent-style-name="Body_20_Text_20_First">
      <style:text-properties officeooo:rsid="0002ff30" officeooo:paragraph-rsid="0002ff30"/>
    </style:style>
    <style:style style:name="P19" style:family="paragraph" style:parent-style-name="Body_20_Text_20_First">
      <style:text-properties officeooo:rsid="0003ecee" officeooo:paragraph-rsid="0003ecee"/>
    </style:style>
    <style:style style:name="P20" style:family="paragraph" style:parent-style-name="Body_20_Text_20_First">
      <style:text-properties officeooo:paragraph-rsid="00094bff"/>
    </style:style>
    <style:style style:name="P21" style:family="paragraph" style:parent-style-name="Body_20_Text_20_First">
      <style:text-properties officeooo:rsid="000b172c" officeooo:paragraph-rsid="000b172c"/>
    </style:style>
    <style:style style:name="P22" style:family="paragraph" style:parent-style-name="Table_20_Text">
      <style:paragraph-properties fo:margin-left="0in" fo:margin-right="0.1in" fo:text-indent="0in" style:auto-text-indent="false"/>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text:display="true"/>
    </style:style>
    <style:style style:name="T3" style:family="text">
      <style:text-properties fo:font-weight="bold" style:font-weight-asian="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style:font-style-asian="italic"/>
    </style:style>
    <style:style style:name="T7" style:family="text">
      <style:text-properties style:font-name="TheSansMonoCondensed-SemiLightI" style:font-name-complex="TheSansMonoCondensed-SemiLightI"/>
    </style:style>
    <style:style style:name="T8" style:family="text">
      <style:text-properties style:font-name="Utopia-Bold" fo:font-weight="bold" style:font-weight-asian="bold" style:font-name-complex="Utopia-Bold" style:font-weight-complex="bold"/>
    </style:style>
    <style:style style:name="T9" style:family="text">
      <style:text-properties style:font-name="Utopia-Bold" style:font-name-complex="Utopia-Bold" style:font-weight-complex="bold"/>
    </style:style>
    <style:style style:name="T10" style:family="text">
      <style:text-properties officeooo:rsid="0002ff30"/>
    </style:style>
    <style:style style:name="T11" style:family="text">
      <style:text-properties officeooo:rsid="0003ecee"/>
    </style:style>
    <style:style style:name="T12" style:family="text">
      <style:text-properties officeooo:rsid="00054622"/>
    </style:style>
    <style:style style:name="T13" style:family="text">
      <style:text-properties officeooo:rsid="000689ce"/>
    </style:style>
    <style:style style:name="T14" style:family="text">
      <style:text-properties officeooo:rsid="0007f4c8"/>
    </style:style>
    <style:style style:name="T15" style:family="text">
      <style:text-properties officeooo:rsid="00094bff"/>
    </style:style>
    <style:style style:name="T16" style:family="text">
      <style:text-properties officeooo:rsid="000ab00c"/>
    </style:style>
    <style:style style:name="T17" style:family="text">
      <style:text-properties officeooo:rsid="000b172c"/>
    </style:style>
    <style:style style:name="T18" style:family="text">
      <style:text-properties officeooo:rsid="000d06b0"/>
    </style:style>
    <style:style style:name="T19" style:family="text">
      <style:text-properties officeooo:rsid="000e7220"/>
    </style:style>
    <style:style style:name="T20" style:family="text">
      <style:text-properties officeooo:rsid="000f7eaa"/>
    </style:style>
    <style:style style:name="T21" style:family="text">
      <style:text-properties officeooo:rsid="0010d707"/>
    </style:style>
    <style:style style:name="T22" style:family="text">
      <style:text-properties officeooo:rsid="00110cf8"/>
    </style:style>
    <style:style style:name="T23" style:family="text">
      <style:text-properties officeooo:rsid="0012d738"/>
    </style:style>
    <style:style style:name="T24" style:family="text">
      <style:text-properties fo:font-variant="normal" fo:text-transform="none" style:use-window-font-color="true" style:text-outline="false" style:text-line-through-style="none" style:text-line-through-type="none" style:text-position="0% 100%" style:font-name="Time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lbany AMT" style:font-size-asian="12pt" style:language-asian="en" style:country-asian="US" style:font-style-asian="normal" style:font-weight-asian="normal" style:font-name-complex="Albany AMT" style:font-size-complex="12pt" style:language-complex="en" style:country-complex="US" style:font-style-complex="normal" style:font-weight-complex="normal" style:text-emphasize="none" style:text-scale="100%" style:font-relief="none" style:text-overline-style="none" style:text-overline-color="font-color"/>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oning Your Tools</text:p>
      <text:p text:style-name="Body_20_Text_20_First">Before you begin your exploration of the C++ landscape, you <text:span text:style-name="T1">must</text:span> gather some basic supplies: a text editor, a C++ compiler, a linker, and a debugger. You can acquire these tools separately or bundled, possibly as a package deal with an integrated development environment (IDE). Options abound<text:span text:style-name="T1">,</text:span> regardless of your platform, operating system, and budget.</text:p>
      <text:p text:style-name="Body_20_Text">If you are taking a class, the teacher will provide the tools or dictate which tools to use. If you are working at an organization that already uses C++, you probably want to use its tools, so you can become familiar with them and their proper use. If you have to acquire your own tools, check out this book’s web site, <text:span text:style-name="Code_20_Inline">http://cpphelp.com/exploring/</text:span>. Tool versions and quality change too rapidly to provide details in print form, so you can find up-to-date suggestions on the web site. The following section gives some general advice.</text:p>
      <text:p text:style-name="P16">C++ Versions</text:p>
      <text:p text:style-name="P21">This book covers C++ 20, which is the version of the C++ standard that was approved in 2019 and published as an international standard in 2020. C++ 20 introduces several major feature, and it takes time for all compilers to implement these features. Therefore, it is likely that you will be using C++ 17 even in 2021, as you want for C++ 20 features to stabilize and in your tools.</text:p>
      <text:p text:style-name="P14">
    <text:span text:style-name="T17">In this book, markers in the margin annotate any language feature that was added in a version of the standard after 2003, namely, in the 2011, 2014, 2017, or 2020 versions of the standard.</text:span>
    <text:span text:style-name="T17">
     <office:annotation>
      <dc:creator>Ray Lischner</dc:creator>
      <dc:date>2019-10-14T20:45:18.605588384</dc:date>
      <loext:sender-initials>RL</loext:sender-initials>
      <text:p text:style-name="P23">
       <text:span text:style-name="T24">I would like to put an icon in the margin or some other small indicator to inform the user of the version that introduces the feature. Thus, users who are stuck on, say, C++ 14, can easily know which features they have available. I don’t know how to denote this using Apress styles.</text:span>
      </text:p>
     </office:annotation>
    </text:span>
   </text:p>
      <text:p text:style-name="Heading_20_1">Ray’s Recommendations</text:p>
      <text:p text:style-name="Body_20_Text_20_First">C++ is one of the most widely used programming languages in the world (depending on how you measure “widely used”). Therefore, C++ tools abound for many hardware and software environments and at a wide variety of price points.</text:p>
      <text:p text:style-name="Body_20_Text">You can choose command-line tools, which are especially popular in UNIX and UNIX-like environments, or you can opt for an IDE, which bundles all the tools into a single <text:soft-page-break/>graphical user interface (GUI). Choose whichever style you find most comfortable. Your programs won’t care what tools you use to edit, compile, and link them.</text:p>
      <text:p text:style-name="P7">Clang and LLVM</text:p>
      <text:p text:style-name="P18">Clang is a C++ compiler (among other languages) that uses LLVM <text:span text:style-name="T14">behind the scenes for compiling and optimizing programs. (No, LLVM does not stand for anything.) MacOS uses clang as its default compiler, and many Linux developers also like to use clang. You can even download clang and LLVM for Microsoft Windows.</text:span></text:p>
      <text:p text:style-name="P10">Some Linux distributions come with clang and LLVM <text:span text:style-name="T14">already included</text:span>. For other <text:span text:style-name="T14">distribution</text:span>s, you can usually download it from the distribution’s central repository or directly from the <text:span text:style-name="T14">LLVM</text:span> web site. <text:span text:style-name="T14">See the links at </text:span><text:span text:style-name="Code_20_Inline"><text:span text:style-name="T14">cpphelp.com/exploring</text:span></text:span><text:span text:style-name="T14">.</text:span></text:p>
      <text:p text:style-name="P11">Perhaps the most important reason that clang is so popular is that it issues error messages that are much easier to understand than the messages produced by some other compilers. C++ error messages are notorious for their complexity and lack of clarity.</text:p>
      <text:p text:style-name="P8">
    <text:span text:style-name="T10">GNU Compiler Collection</text:span>
   </text:p>
      <text:p text:style-name="P19">The most widely-used C++ compiler is <text:span text:style-name="T14">part of </text:span>the GNU Compiler Collection (GCC). <text:span text:style-name="T14">The GNU C++ compiler is often called g++. </text:span>It is typically the default C++ compiler for Linux distributions, and it also available for MacOS and Microsoft Windows.</text:p>
      <text:p text:style-name="P8"><text:bookmark-start text:name="micro"/>Microsoft Windows</text:p>
      <text:p text:style-name="P20">
    <text:span text:style-name="T15">Most C++ developers who use Microsoft Windows use Microsoft’s own compiler, which they include with their Visual Studio product, which is available as a no-cost download. Visual Studio accumulates many tools under a single umbrella, and can be quite complex, so be sure to download the C++ compiler, and use it only in standard C++ mode, not C++/CLI, which is a different language.</text:span>
   </text:p>
      <text:p text:style-name="Body_20_Text">
    <text:span text:style-name="T11">When using clang on Microsoft Windows, you will also need gnuwin32 for some related utilities. The Cygwin and Mingw projects include GCC.</text:span>
   </text:p>
      <text:p text:style-name="P9">
    <text:bookmark-end text:name="micro"/>
    <text:span text:style-name="T12">Other Tools</text:span>
   </text:p>
      <text:p text:style-name="Body_20_Text_20_First">
    <text:span text:style-name="T12">Microsoft offers a Visual Studio Code, which is an IDE that runs on all popular platforms. It can integrate with your preferred compiler on your platform. Other popular IDEs include Eclipse and NetBeans.</text:span>
   </text:p>
      <text:p text:style-name="P12">C++ requires a compiler and a standard library. Most C++ products include both, but sometimes, niche compilers expect you to use the library from a different product. For example, you can download Intel’s compiler for their hardware. The compiler is top-notch, but you will also require a library, such as the libstdc++ that accompanies g++.</text:p>
      <text:p text:style-name="Body_20_Text">Th<text:span text:style-name="T16">e</text:span> <text:span text:style-name="T10">author</text:span>’s web site (<text:span text:style-name="Code_20_Inline"><text:span text:style-name="T10">cpphelp</text:span></text:span><text:a xlink:type="simple" xlink:href="http://www.apress.com/9781590597491" text:style-name="Internet_20_link" text:visited-style-name="Visited_20_Internet_20_Link"><text:span text:style-name="Code_20_Inline">.com/</text:span></text:a><text:a xlink:type="simple" xlink:href="http://www.apress.com/9781590597491" text:style-name="Internet_20_link" text:visited-style-name="Visited_20_Internet_20_Link"><text:span text:style-name="Code_20_Inline"><text:span text:style-name="T10">e</text:span></text:span></text:a><text:span text:style-name="Code_20_Inline"><text:span text:style-name="T10">xploring</text:span></text:span>) has links with helpful hints for installing and using these tools.</text:p>
      <text:p text:style-name="Heading_20_1"><text:bookmark-start text:name="read"/><text:soft-page-break/>Read the Documentation</text:p>
      <text:p text:style-name="Body_20_Text_20_First">Now that you have your tools, take some time to read the product documentation—especially the Getting Started section. Really, I mean it. Look for tutorials and other quick introductions that will help you get up to speed with your tools. If you are using an IDE, you especially need to know how to create simple command-line projects.</text:p>
      <text:p text:style-name="Body_20_Text">IDEs typically require you to create a project, workspace, or some other envelope, or wrapper, before you can actually write a C++ program. You must know how to do this, and I can’t help you, because every IDE is different. If you have a choice of project templates, choose “console,” “command-line,” “terminal,” “C++ Tool,” or some project with a similar name.</text:p>
      <text:p text:style-name="Body_20_Text"><text:span text:style-name="T3">How long did it take you to read the documentation for your compiler and other tools? </text:span>________________</text:p>
      <text:p text:style-name="Body_20_Text"/>
      <text:p text:style-name="Body_20_Text"><text:span text:style-name="T3">Was that too much time, too little time, or just right? </text:span>________________</text:p>
      <text:p text:style-name="Body_20_Text">The C++ language is subject to an international standard. Every compiler (more or less) adheres to that standard but also throws in some nonstandard extras. These extras can be useful—even necessary—for certain projects, but for this book, you have to make sure you use only standard C++. Most compilers can turn off their extensions. Even if you hadn’t read the documentation before, do so now, to find out which options you need to enable you to compile standard C++ and only standard C++.</text:p>
      <text:p text:style-name="P13">Write down the options, for future reference.</text:p>
      <text:p text:style-name="P3"><text:span text:style-name="T3"><text:s text:c="9"/></text:span>_____________________________________________________________</text:p>
      <text:p text:style-name="P3"><text:s text:c="9"/>_____________________________________________________________</text:p>
      <text:p text:style-name="P3"><text:s text:c="9"/>_____________________________________________________________</text:p>
      <text:p text:style-name="Body_20_Text">You may have missed some of the options; they can be obscure. To help you, Table 1-1 lists the command-line compiler options you need for Microsoft Visual C++, g++, and clang. This book’s web site has suggestions for some other popular compilers. If you are using an IDE, look through the project options or properties to find the equivalents.</text:p>
      <text:p text:style-name="Table_20_Caption">
    <text:span text:style-name="T4">Table 1-1.</text:span>
    <text:span text:style-name="T6"> Compiler Options for Standard C++</text:span>
   </text:p>
      <table:table table:name="Table1" table:style-name="Table1">
        <table:table-column table:style-name="Table1.A"/>
        <table:table-column table:style-name="Table1.B"/>
        <table:table-row table:style-name="Table1.1">
          <table:table-cell table:style-name="Table1.A1" office:value-type="string">
            <text:p text:style-name="P15">Compiler</text:p>
          </table:table-cell>
          <table:table-cell table:style-name="Table1.B1" office:value-type="string">
            <text:p text:style-name="P15">Options</text:p>
          </table:table-cell>
        </table:table-row>
        <table:table-row table:style-name="Table1.1">
          <table:table-cell table:style-name="Table1.A2" office:value-type="string">
            <text:p text:style-name="Table_20_Text">Visual <text:span text:style-name="T17">Studio</text:span> command line</text:p>
          </table:table-cell>
          <table:table-cell table:style-name="Table1.B2" office:value-type="string">
            <text:p text:style-name="Table_20_Text">
       <text:span text:style-name="Code_20_Inline">/EHsc /Za</text:span>
      </text:p>
          </table:table-cell>
        </table:table-row>
        <table:table-row table:style-name="Table1.1">
          <table:table-cell table:style-name="Table1.A2" office:value-type="string">
            <text:p text:style-name="Table_20_Text">Visual <text:span text:style-name="T17">Studio </text:span>IDE</text:p>
          </table:table-cell>
          <table:table-cell table:style-name="Table1.B2" office:value-type="string">
            <text:p text:style-name="Table_20_Text">Enable C++ exceptions, disable language extensions</text:p>
          </table:table-cell>
        </table:table-row>
        <table:table-row table:style-name="Table1.1">
          <table:table-cell table:style-name="Table1.A2" office:value-type="string">
            <text:p text:style-name="Table_20_Text">g++</text:p>
          </table:table-cell>
          <table:table-cell table:style-name="Table1.B2" office:value-type="string">
            <text:p text:style-name="Table_20_Text">
       <text:span text:style-name="Code_20_Inline">-pedantic -std=c++</text:span>
       <text:span text:style-name="Code_20_Inline">
        <text:span text:style-name="T17">20</text:span>
       </text:span>
      </text:p>
          </table:table-cell>
        </table:table-row>
        <text:soft-page-break/>
        <table:table-row table:style-name="Table1.1">
          <table:table-cell table:style-name="Table1.A5" office:value-type="string">
            <text:p text:style-name="P17">clang/llvm</text:p>
          </table:table-cell>
          <table:table-cell table:style-name="Table1.B5" office:value-type="string">
            <text:p text:style-name="P17">
       <text:span text:style-name="Code_20_Inline">-pedantic -std=c++</text:span>
       <text:span text:style-name="Code_20_Inline">
        <text:span text:style-name="T17">20</text:span>
       </text:span>
      </text:p>
          </table:table-cell>
        </table:table-row>
      </table:table>
      <text:p text:style-name="Heading_20_1"><text:bookmark-start text:name="pro1"/><text:bookmark-end text:name="read"/>Your First Program</text:p>
      <text:p text:style-name="Body_20_Text_20_First">Now that you have your tools, it’s time to <text:span text:style-name="T1">begin</text:span>. Fire up your favorite text editor or your C++ IDE and start your first project or create a new file. Name this file <text:span text:style-name="Code_20_Inline">list0101.cpp</text:span>, which is short for Listing 1-1. Several different file<text:span text:style-name="T1">-</text:span>name extensions are popular for C++ programs. I like to use <text:span text:style-name="Code_20_Inline">.cpp</text:span>, where the <text:span text:style-name="T6">p</text:span> means “plus.” Other common extensions are <text:span text:style-name="Code_20_Inline">.cxx</text:span> and <text:span text:style-name="Code_20_Inline">.cc</text:span>. Some compilers recognize <text:span text:style-name="Code_20_Inline">.C</text:span> (uppercase <text:span text:style-name="T6">C</text:span>) as a C++ file extension, but I don’t recommend using it<text:span text:style-name="T1">,</text:span> because it is too easy to confuse with <text:span text:style-name="Code_20_Inline">.c</text:span> (lowercase <text:span text:style-name="T6">c</text:span>), the default extension for C programs. Many desktop environments do not distinguish between uppercase and lowercase file names, further compounding the problem. Pick your favorite and stick with it. Type in the text contained within Listing 1-1. (With one exception, you can download all the code listings from this book’s web site. Listing 1-1 is that exception. I want you to get used to typing C++ code in your text editor.)</text:p>
      <text:p text:style-name="Code_20_Caption">
    <text:span text:style-name="T4">Listing 1-1.</text:span>
    <text:span text:style-name="T6">Your First C++ Program</text:span>
   </text:p>
      <text:p text:style-name="Code">/// <text:span text:style-name="T18">This program examines features of the C++ library</text:span></text:p>
      <text:p text:style-name="Code">/// <text:span text:style-name="T18">to deduce and print the C++ version.</text:span></text:p>
      <text:p text:style-name="Code"/>
      <text:p text:style-name="Code">#include &lt;algorithm&gt;</text:p>
      <text:p text:style-name="Code">#include &lt;iomanip&gt;</text:p>
      <text:p text:style-name="Code">#include &lt;iostream&gt;</text:p>
      <text:p text:style-name="Code">#include &lt;iterator&gt;</text:p>
      <text:p text:style-name="Code">#include &lt;ostream&gt;</text:p>
      <text:p text:style-name="Code">#include &lt;string&gt;</text:p>
      <text:p text:style-name="Code">#include &lt;vector&gt;</text:p>
      <text:p text:style-name="Code"/>
      <text:p text:style-name="Code">template&lt;std::size_t N&gt;</text:p>
      <text:p text:style-name="Code">struct array</text:p>
      <text:p text:style-name="Code">{</text:p>
      <text:p text:style-name="Code"><text:s text:c="4"/>char array[N];</text:p>
      <text:p text:style-name="Code"><text:s text:c="4"/>enum { size = N };</text:p>
      <text:p text:style-name="Code">};</text:p>
      <text:p text:style-name="Code"/>
      <text:p text:style-name="Code">template&lt;int I&gt;</text:p>
      <text:p text:style-name="Code">struct value_of</text:p>
      <text:p text:style-name="Code">{};</text:p>
      <text:p text:style-name="Code"/>
      <text:p text:style-name="Code">template&lt;&gt;</text:p>
      <text:p text:style-name="Code">struct value_of&lt;1&gt;</text:p>
      <text:p text:style-name="Code">{</text:p>
      <text:p text:style-name="Code"><text:s text:c="4"/>enum { value = true };</text:p>
      <text:p text:style-name="Code">};</text:p>
      <text:p text:style-name="Code">
    <text:soft-page-break/>
   </text:p>
      <text:p text:style-name="Code">template&lt;&gt;</text:p>
      <text:p text:style-name="Code">struct value_of&lt;2&gt;</text:p>
      <text:p text:style-name="Code">{</text:p>
      <text:p text:style-name="Code"><text:s text:c="4"/>enum { value = false };</text:p>
      <text:p text:style-name="Code">};</text:p>
      <text:p text:style-name="Code"/>
      <text:p text:style-name="Code">void* erase(...);</text:p>
      <text:p text:style-name="Code"/>
      <text:p text:style-name="Code">struct is_cpp20</text:p>
      <text:p text:style-name="Code">{</text:p>
      <text:p text:style-name="Code"><text:s text:c="4"/>static array&lt;1&gt; deduce_type(std::vector&lt;int&gt;::size_type);</text:p>
      <text:p text:style-name="Code"><text:s text:c="4"/>static array&lt;2&gt; deduce_type(...);</text:p>
      <text:p text:style-name="Code"><text:s text:c="4"/>static std::vector&lt;int&gt; v;</text:p>
      <text:p text:style-name="Code"><text:s text:c="4"/>static int i;</text:p>
      <text:p text:style-name="Code"><text:s text:c="4"/>enum { value = value_of&lt;sizeof(deduce_type(erase(v, i)))&gt;::value };</text:p>
      <text:p text:style-name="Code">};</text:p>
      <text:p text:style-name="Code"/>
      <text:p text:style-name="Code">struct is_cpp17</text:p>
      <text:p text:style-name="Code">{</text:p>
      <text:p text:style-name="Code"><text:s text:c="4"/>static array&lt;1&gt; deduce_type(char*);</text:p>
      <text:p text:style-name="Code"><text:s text:c="4"/>static array&lt;2&gt; deduce_type(const char*);</text:p>
      <text:p text:style-name="Code"><text:s text:c="4"/>static std::string s;</text:p>
      <text:p text:style-name="Code"><text:s text:c="4"/>enum { value = value_of&lt;sizeof(deduce_type(s.data()))&gt;::value };</text:p>
      <text:p text:style-name="Code">};</text:p>
      <text:p text:style-name="Code"/>
      <text:p text:style-name="Code">int cbegin(...);</text:p>
      <text:p text:style-name="Code"/>
      <text:p text:style-name="Code">struct is_cpp14</text:p>
      <text:p text:style-name="Code">{</text:p>
      <text:p text:style-name="Code"><text:s text:c="4"/>static array&lt;1&gt; deduce_type(std::string::const_iterator);</text:p>
      <text:p text:style-name="Code"><text:s text:c="4"/>static array&lt;2&gt; deduce_type(int);</text:p>
      <text:p text:style-name="Code"><text:s text:c="4"/>enum { value = value_of&lt;sizeof(deduce_type(cbegin(std::string())))&gt;::value };</text:p>
      <text:p text:style-name="Code">};</text:p>
      <text:p text:style-name="Code"/>
      <text:p text:style-name="Code">int move(...);</text:p>
      <text:p text:style-name="Code"/>
      <text:p text:style-name="Code">struct is_cpp11</text:p>
      <text:p text:style-name="Code">{</text:p>
      <text:p text:style-name="Code"><text:s text:c="4"/>template&lt;class T&gt;</text:p>
      <text:p text:style-name="Code"><text:s text:c="4"/>static array&lt;1&gt; deduce_type(T);</text:p>
      <text:p text:style-name="Code"><text:s text:c="4"/>static array&lt;2&gt; deduce_type(int);</text:p>
      <text:p text:style-name="Code"><text:s text:c="4"/>static std::string s;</text:p>
      <text:p text:style-name="Code"><text:s text:c="4"/>enum { value = value_of&lt;sizeof(deduce_type(move(s)))&gt;::value };</text:p>
      <text:p text:style-name="Code">};</text:p>
      <text:p text:style-name="Code"/>
      <text:p text:style-name="Code">enum { cpp_year =</text:p>
      <text:p text:style-name="Code"><text:s text:c="8"/>is_cpp20::value ? 2020 :</text:p>
      <text:p text:style-name="Code"><text:soft-page-break/><text:s text:c="8"/>is_cpp17::value ? 2017 :</text:p>
      <text:p text:style-name="Code"><text:s text:c="8"/>is_cpp14::value ? 2014 :</text:p>
      <text:p text:style-name="Code"><text:s text:c="8"/>is_cpp11::value ? 2011 :</text:p>
      <text:p text:style-name="Code"><text:s text:c="8"/>2003</text:p>
      <text:p text:style-name="Code"><text:s text:c="4"/>};</text:p>
      <text:p text:style-name="Code"/>
      <text:p text:style-name="Code">int main()</text:p>
      <text:p text:style-name="Code">{</text:p>
      <text:p text:style-name="Code"><text:s text:c="4"/>std::cout &lt;&lt; "C++ " &lt;&lt; std::setfill('0') &lt;&lt; std::setw(2) &lt;&lt; cpp_year%100 &lt;&lt; '\n';</text:p>
      <text:p text:style-name="Code">}</text:p>
      <text:p text:style-name="Body_20_Text">No doubt, some <text:span text:style-name="T19">or all </text:span>of this code is gibberish to you. That’s okay. The point of this exercise is not to understand C++ but to make sure you can use your tools properly. I could have started with a trivial, “Hello, world”–type of program, but that touches only a tiny fraction of the language and library. This program <text:span text:style-name="T19">looks for features of the standard library that were introduced in different versions of the C++ standard in order to determine which version you are using</text:span>.</text:p>
      <text:p text:style-name="Body_20_Text">Now go back and double-check your source code. Make sure you entered everything correctly.</text:p>
      <text:p text:style-name="Body_20_Text"><text:span text:style-name="T3">Did you actually double-check the program? </text:span>________________</text:p>
      <text:p text:style-name="Body_20_Text"><text:span text:style-name="T3">Did you find any typos that needed correcting? </text:span>________________</text:p>
      <text:p text:style-name="Body_20_Text">To err is human, and there is no shame in typographical errors. We all make them. Go back and recheck your program.</text:p>
      <text:p text:style-name="Body_20_Text"><text:bookmark-start text:name="pro2"/><text:bookmark-end text:name="pro1"/>Now compile your program. If you are using an IDE, find the Compile or Build button or menu item. If you are using command-line tools, be sure to link the program too. For historical (or hysterical) reasons, UNIX tools such as g++ typically produce an executable program named <text:span text:style-name="Code_20_Inline">a.out</text:span>. You should rename it to something more useful or use the <text:span text:style-name="Code_20_Inline">-o</text:span> option to name an output file. Table 1-2 shows sample command lines to use for Visual C++, g++, and clang.</text:p>
      <text:p text:style-name="Table_20_Caption">
    <text:span text:style-name="T4">Table 1-2.</text:span>
    <text:span text:style-name="T6"> Sample Command Lines to Compiler</text:span>
    <text:span text:style-name="Code_20_Inline">
     <text:span text:style-name="T7">list0101.cpp</text:span>
    </text:span>
   </text:p>
      <table:table table:name="Table2" table:style-name="Table2">
        <table:table-column table:style-name="Table2.A"/>
        <table:table-column table:style-name="Table2.B"/>
        <table:table-row table:style-name="Table2.1">
          <table:table-cell table:style-name="Table2.A1" office:value-type="string">
            <text:p text:style-name="P15">Compiler</text:p>
          </table:table-cell>
          <table:table-cell table:style-name="Table2.B1" office:value-type="string">
            <text:p text:style-name="P15">Command Line</text:p>
          </table:table-cell>
        </table:table-row>
        <table:table-row table:style-name="Table2.1">
          <table:table-cell table:style-name="Table2.A2" office:value-type="string">
            <text:p text:style-name="Table_20_Text">Visual C++</text:p>
          </table:table-cell>
          <table:table-cell table:style-name="Table2.B2" office:value-type="string">
            <text:p text:style-name="Table_20_Text">
       <text:span text:style-name="Code_20_Inline">cl /EHsc /Za list0101.cpp</text:span>
      </text:p>
          </table:table-cell>
        </table:table-row>
        <table:table-row table:style-name="Table2.1">
          <table:table-cell table:style-name="Table2.A2" office:value-type="string">
            <text:p text:style-name="Table_20_Text">g++</text:p>
          </table:table-cell>
          <table:table-cell table:style-name="Table2.B2" office:value-type="string">
            <text:p text:style-name="Table_20_Text">
       <text:span text:style-name="Code_20_Inline">g++ -o list0101 -pedantic -std=c++</text:span>
       <text:span text:style-name="Code_20_Inline">
        <text:span text:style-name="T13">20</text:span>
       </text:span>
       <text:span text:style-name="Code_20_Inline"> list0101.cpp</text:span>
      </text:p>
          </table:table-cell>
        </table:table-row>
        <table:table-row table:style-name="Table2.1">
          <table:table-cell table:style-name="Table2.A4" office:value-type="string">
            <text:p text:style-name="P22">
       <text:span text:style-name="Code_20_Inline">Clang</text:span>
      </text:p>
          </table:table-cell>
          <table:table-cell table:style-name="Table2.B4" office:value-type="string">
            <text:p text:style-name="P17">
       <text:span text:style-name="Code_20_Inline">clang++ -o list0101 -pedantic -std=c++</text:span>
       <text:span text:style-name="Code_20_Inline">
        <text:span text:style-name="T13">20</text:span>
       </text:span>
       <text:span text:style-name="Code_20_Inline"> list0101.cpp</text:span>
      </text:p>
          </table:table-cell>
        </table:table-row>
      </table:table>
      <text:p text:style-name="Body_20_Text"><text:bookmark-end text:name="pro2"/>If you receive any errors from the compiler, it means you made a mistake entering the source code; the compiler, linker, or C++ library has not been installed correctly; or the compiler, linker, or library does not conform to the C++ standard and so are unsuitable for use with this book. Triple-check that you entered the text correctly. If you are confident that the error lies with the tools and not with you, check the date of publication. If the tools predate 20<text:span text:style-name="T13">20</text:span>, <text:span text:style-name="T23">t</text:span>hey predate the standard. <text:span text:style-name="T23">T</text:span>herefore, by definition, they cannot conform to the standard. Compiler vendors have worked hard at ensuring their tools conform to the latest <text:soft-page-break/>standard, but this takes time. Only <text:span text:style-name="T13">recently </text:span>have we seen compilers that truly implement enough of the C++ <text:span text:style-name="T23">20</text:span> standard to be useful.<office:annotation><dc:creator>Ray Lischner</dc:creator><dc:date>2019-10-14T23:27:35.443376897</dc:date><loext:sender-initials>RL</loext:sender-initials><text:p text:style-name="P23"><text:span text:style-name="T24">I’m being optimistic here. Everyone still has a lot of work to do in order to meet the C++ 20 draft standard.</text:span></text:p></office:annotation></text:p>
      <text:p text:style-name="Body_20_Text">If all else fails, try a different set of tools. Download the current release of GCC or Visual Studio. You may have to use these tools for this book, even if you must revert to some crusty, rusty, old tools for your job.</text:p>
      <text:p text:style-name="Body_20_Text">Successful compilation is one thing, but successful execution is another. How you invoke the program depends on the operating system. In a GUI environment, you will need a console or terminal window where you can type a command line. You may have to type the complete path to the executable file or only the program name—again, this depends on your operating system. When you run the program, it reads text from the standard input stream, which means whatever you type, the program reads. You then have to notify the program you are done, by pressing the magic keystrokes that signal end-of-file. On most UNIX-like operating systems, press Control+D. On Windows, press Control+Z.</text:p>
      <text:p text:style-name="Body_20_Text">Running a console application from an IDE is sometimes tricky. If you aren’t careful, the IDE might close the program’s window before you have a chance to see any of its output. You have to ensure that the window remains visible. Some IDEs (such as Visual Studio and KDevelop) do this for you automatically, asking you to press a final Enter key before it closes the window.</text:p>
      <text:p text:style-name="Body_20_Text">If the IDE doesn’t keep the window open automatically, and you can’t find any option or setting to keep the window open, you can force the issue by setting a break point on the program’s closing curly brace or the nearest statement where the debugger will let you set a break point.</text:p>
      <text:p text:style-name="Body_20_Text">Knowing how to run the program is one thing; another is to know what numbers to type so you can test the program effectively. <text:span text:style-name="T3">How would you test </text:span><text:span text:style-name="Code_20_Inline"><text:span text:style-name="T3">list0101</text:span></text:span><text:span text:style-name="T3"> to ensure it is running correctly?</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Okay, do it.<text:span text:style-name="T3"> Does the program run correctly?</text:span><text:span text:style-name="T8"> </text:span><text:span text:style-name="T9">________________</text:span></text:p>
      <text:p text:style-name="Body_20_Text">There, that was easy, wasn’t it? <text:span text:style-name="T20">Read your compiler’s documentation to learn how to set the desired C++ version, and rebuild and rerun the program</text:span>. <text:span text:style-name="T20">Make sure the result matches the version you specify.</text:span></text:p>
      <text:p text:style-name="Body_20_Text">Before you finish this Exploration, I have one more exercise. This time, the source file is more complicated. It was written by a professional stunt programmer. Do not attempt to read this program, even with adult supervision. Don’t try to make any sense of the program. <text:soft-page-break/>Above all, don’t emulate the programming style used in this program. This exercise is not for you, but for your tools. Its purpose is to see whether your compiler can correctly compile this program and that your library implementation has the necessary parts of the standard library. It’s not a severe torture test for a compiler, but it does touch on a few advanced C++ features.</text:p>
      <text:p text:style-name="Body_20_Text"><text:bookmark-start text:name="pro"/>So don’t even bother trying to read the code. Just download the file <text:span text:style-name="Code_20_Inline">list0102.cpp</text:span> from the book’s web site and try to compile and link it with your tools. (I include the full text of the program only for readers who lack convenient Internet access.) If your compiler cannot compile and run Listing 1-2 correctly, you must replace it (your compiler, not the program). You may be able to squeak by in the early lessons, but by the end of the book, you will be writing some fairly complicated programs, and you need a compiler that is up to the task. (By the way, Listing 1-2 pretty much does the same thing as Listing 1-1.)<text:alphabetical-index-mark text:string-value="testing" text:key1="C++ tools"/></text:p>
      <text:p text:style-name="Code_20_Caption">
    <text:span text:style-name="T5">Listing 1-2.</text:span>
    <text:span text:style-name="T4"> </text:span>
    <text:span text:style-name="T6">Testing Your Compiler</text:span>
   </text:p>
      <text:p text:style-name="Code">/// Sort the standard input alphabetically.</text:p>
      <text:p text:style-name="Code">/// Read lines of text, sort them, and print the results to the standard output.</text:p>
      <text:p text:style-name="Code">/// If the command line names a file, read from that file. Otherwise, read from</text:p>
      <text:p text:style-name="Code">/// the standard input. The entire input is stored in memory, so don’t try</text:p>
      <text:p text:style-name="Code">/// this with input files that exceed available RAM.</text:p>
      <text:p text:style-name="Code">///</text:p>
      <text:p text:style-name="Code">/// Comparison uses a locale named on the command line, or the default, unnamed</text:p>
      <text:p text:style-name="Code">/// locale if no locale is named on the command line.</text:p>
      <text:p text:style-name="Code"/>
      <text:p text:style-name="Code">#include &lt;algorithm&gt;</text:p>
      <text:p text:style-name="Code">#include &lt;cstdlib&gt;</text:p>
      <text:p text:style-name="Code">#include &lt;fstream&gt;</text:p>
      <text:p text:style-name="Code">#include &lt;initializer_list&gt;</text:p>
      <text:p text:style-name="Code">#include &lt;iostream&gt;</text:p>
      <text:p text:style-name="P2">#include &lt;iterator&gt;</text:p>
      <text:p text:style-name="Code">#include &lt;locale&gt;</text:p>
      <text:p text:style-name="Code">#include &lt;string&gt;</text:p>
      <text:p text:style-name="Code">#include &lt;vector&gt;</text:p>
      <text:p text:style-name="Code"/>
      <text:p text:style-name="Code">template&lt;class C&gt;</text:p>
      <text:p text:style-name="Code">struct text : std::basic_string&lt;C&gt;</text:p>
      <text:p text:style-name="Code">{</text:p>
      <text:p text:style-name="Code"><text:s text:c="2"/><text:span text:style-name="T21">constexpr </text:span>text() <text:span text:style-name="T21">noexcept </text:span>: text{} {}</text:p>
      <text:p text:style-name="P1"><text:s text:c="2"/>text(text&amp;&amp;) = default; </text:p>
      <text:p text:style-name="P1"><text:s text:c="2"/>text(text const&amp;) = default;</text:p>
      <text:p text:style-name="Code"><text:s text:c="2"/>text&amp; operator=(text const&amp;) = default;</text:p>
      <text:p text:style-name="Code"><text:s text:c="2"/>text&amp; operator=(text&amp;&amp;) = default;</text:p>
      <text:p text:style-name="Code">
    <text:s text:c="2"/>
    <text:span text:style-name="T22">constexpr explicit operator bool() const noexcept { return not empty(); }</text:span>
   </text:p>
      <text:p text:style-name="Code">};</text:p>
      <text:p text:style-name="Code"/>
      <text:p text:style-name="Code">/// Read lines of text from @p in to @p iter. Lines are appended to @p iter.</text:p>
      <text:p text:style-name="Code">/// @param in the input stream</text:p>
      <text:p text:style-name="Code">/// @param iter an output iterator</text:p>
      <text:p text:style-name="Code"><text:soft-page-break/>template&lt;class Ch&gt;</text:p>
      <text:p text:style-name="Code">auto read(std::basic_istream&lt;Ch&gt;&amp; in) -&gt; std::vector&lt;text&lt;Ch&gt;&gt;</text:p>
      <text:p text:style-name="Code">{</text:p>
      <text:p text:style-name="Code"><text:s text:c="4"/>std::vector&lt;text&lt;Ch&gt;&gt; result;</text:p>
      <text:p text:style-name="Code">
    <text:s text:c="4"/>
   </text:p>
      <text:p text:style-name="Code"><text:s text:c="4"/>while (<text:span text:style-name="T20">text&lt;Ch&gt; line; </text:span>std::getline(in, line))</text:p>
      <text:p text:style-name="Code"><text:s text:c="8"/>result.<text:span text:style-name="T20">emplace</text:span>_back(<text:span text:style-name="T20">std::move(</text:span>line<text:span text:style-name="T20">)</text:span>);</text:p>
      <text:p text:style-name="Code"/>
      <text:p text:style-name="Code"><text:s text:c="4"/>return result;</text:p>
      <text:p text:style-name="Code">}</text:p>
      <text:p text:style-name="Code"/>
      <text:p text:style-name="Code">/// Main program.</text:p>
      <text:p text:style-name="Code">int main(int argc, char* argv[])</text:p>
      <text:p text:style-name="Code">try</text:p>
      <text:p text:style-name="Code">{</text:p>
      <text:p text:style-name="Code"><text:s text:c="4"/>// Throw an exception if an unrecoverable input error occurs, e.g.,</text:p>
      <text:p text:style-name="Code"><text:s text:c="4"/>// disk failure.</text:p>
      <text:p text:style-name="Code"><text:s text:c="4"/>std::cin.exceptions(std::ios_base::badbit);</text:p>
      <text:p text:style-name="Code"/>
      <text:p text:style-name="Code"><text:s text:c="4"/>// Part 1. Read the entire input into text. If the command line names a file,</text:p>
      <text:p text:style-name="Code"><text:s text:c="4"/>// read that file. Otherwise, read the standard input.</text:p>
      <text:p text:style-name="Code"><text:s text:c="4"/>std::vector&lt;text&lt;char&gt;&gt; text; ///&lt; Store the lines of text here</text:p>
      <text:p text:style-name="Code"><text:s text:c="4"/>if (argc &lt; 2)</text:p>
      <text:p text:style-name="Code"><text:s text:c="8"/>text = read(std::cin);</text:p>
      <text:p text:style-name="Code"><text:s text:c="4"/>else</text:p>
      <text:p text:style-name="Code"><text:s text:c="4"/>{</text:p>
      <text:p text:style-name="Code"><text:s text:c="8"/>std::ifstream in<text:span text:style-name="T20">{</text:span>argv[1]<text:span text:style-name="T20">}</text:span>;</text:p>
      <text:p text:style-name="Code"><text:s text:c="8"/>if (not in)</text:p>
      <text:p text:style-name="Code"><text:s text:c="8"/>{</text:p>
      <text:p text:style-name="Code"><text:s text:c="12"/>std::perror(argv[1]);</text:p>
      <text:p text:style-name="Code"><text:s text:c="12"/>return EXIT_FAILURE;</text:p>
      <text:p text:style-name="Code"><text:s text:c="8"/>}</text:p>
      <text:p text:style-name="Code"><text:s text:c="8"/>text = read(in);</text:p>
      <text:p text:style-name="Code"><text:s text:c="4"/>}</text:p>
      <text:p text:style-name="Code"/>
      <text:p text:style-name="Code"><text:s text:c="4"/>// Part 2. Sort the text. The second command line argument, if present,</text:p>
      <text:p text:style-name="Code"><text:s text:c="4"/>// names a locale, to control the sort order. Without a command line</text:p>
      <text:p text:style-name="Code"><text:s text:c="4"/>// argument, use the default locale (which is obtained from the OS).</text:p>
      <text:p text:style-name="Code"><text:s text:c="4"/>std::locale const&amp; loc{ std::locale(argc &gt;= 3 ? argv[2] : "") };</text:p>
      <text:p text:style-name="Code"><text:s text:c="4"/>std::collate&lt;char&gt; const&amp; collate<text:span text:style-name="T20">{</text:span> std::use_facet&lt;std::collate&lt;char&gt;&gt;(loc) <text:span text:style-name="T20">}</text:span>;</text:p>
      <text:p text:style-name="Code"><text:s text:c="4"/>std::sort(<text:span text:style-name="T22">begin(</text:span>text), <text:span text:style-name="T22">end(</text:span>text),</text:p>
      <text:p text:style-name="Code"><text:s text:c="8"/>[&amp;collate](<text:span text:style-name="T20">auto</text:span> const&amp; a, <text:span text:style-name="T20">auto</text:span> const&amp; b)</text:p>
      <text:p text:style-name="Code"><text:s text:c="8"/>{</text:p>
      <text:p text:style-name="Code"><text:s text:c="12"/>return collate.compare(<text:span text:style-name="T20">cbegin(</text:span>a), <text:span text:style-name="T20">cend(</text:span>a), <text:span text:style-name="T20">cbegin(</text:span>b), <text:span text:style-name="T20">cend(</text:span>b)) &lt; 0;</text:p>
      <text:p text:style-name="Code"><text:s text:c="8"/>}</text:p>
      <text:p text:style-name="Code"><text:s text:c="4"/>);</text:p>
      <text:p text:style-name="Code">
    <text:s/>
   </text:p>
      <text:p text:style-name="Code"><text:s text:c="4"/>// Part 3. Print the sorted text.</text:p>
      <text:p text:style-name="Code"><text:soft-page-break/><text:s text:c="3"/>for (auto const&amp; line : <text:s/>text)</text:p>
      <text:p text:style-name="Code"><text:s text:c="6"/>std::cout &lt;&lt; line &lt;&lt; '\n';</text:p>
      <text:p text:style-name="Code">}</text:p>
      <text:p text:style-name="Code">catch (std::exception&amp; ex)</text:p>
      <text:p text:style-name="Code">{</text:p>
      <text:p text:style-name="Code"><text:s text:c="4"/>std::cerr &lt;&lt; "Caught exception: " &lt;&lt; ex.what() &lt;&lt; '\n';</text:p>
      <text:p text:style-name="Code"><text:s text:c="4"/>std::cerr &lt;&lt; "Terminating program.\n";</text:p>
      <text:p text:style-name="Code"><text:s text:c="4"/>std::exit(EXIT_FAILURE);</text:p>
      <text:p text:style-name="Code">}</text:p>
      <text:p text:style-name="Code">catch (...)</text:p>
      <text:p text:style-name="Code">{</text:p>
      <text:p text:style-name="Code"><text:s text:c="4"/>std::cerr &lt;&lt; "Caught unknown exception type.\nTerminating program.\n";</text:p>
      <text:p text:style-name="Code"><text:s text:c="4"/>std::exit(EXIT_FAILURE);</text:p>
      <text:p text:style-name="Code">}</text:p>
      <text:p text:style-name="Body_20_Text">I caught you peeking. In spite of my warning, you tried to read the source code, didn’t you? Just remember that I deliberately wrote this program in a complicated fashion to test your tools. By the time you finish this book, you will be able to read and understand this program. Even more important, you will be able to write it more simply and more cleanly. Before you can run, however, you must learn to walk. Once you are comfortable working with your tools, it’s time to start learning C++. The next Exploration begins your journey with a reading lesson.<text:bookmark-end text:name="pro"/></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Droid Sans Fallback" svg:font-family="'Droid Sans Fallback', 'MS Mincho'" style:font-pitch="variable"/>
    <style:font-face style:name="TheSansMonoCondensed-SemiLightI" svg:font-family="TheSansMonoCondensed-SemiLightI,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loext:contextual-spacing="fals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loext:contextual-spacing="true" fo:line-height="150%"/>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2">
      <style:paragraph-properties fo:margin-left="0in" fo:margin-right="0.8in" fo:margin-top="0.0835in" fo:margin-bottom="0.0835in" loext:contextual-spacing="false" fo:text-indent="0in" style:auto-text-indent="false"/>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parent-style-name="Num_20_List" style:list-style-name="">
      <style:paragraph-properties fo:margin-left="0.6in" fo:margin-right="0in" fo:margin-top="0.2362in" fo:margin-bottom="0.0835in" loext:contextual-spacing="false" fo:text-indent="0in" style:auto-text-indent="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paragraph-properties fo:margin-top="0in" fo:margin-bottom="0.0835in" loext:contextual-spacing="true"/>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0835in" loext:contextual-spacing="true" fo:text-indent="0in" style:auto-text-indent="fals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Side_20_Bar_20_Body" style:display-name="Side Bar Body" style:family="paragraph" style:parent-style-name="Standard">
      <style:paragraph-properties fo:margin-left="0.2in" fo:margin-right="0.2in" fo:margin-top="0.0835in" fo:margin-bottom="0.0835in" loext:contextual-spacing="false" fo:text-indent="0in" style:auto-text-indent="false"/>
    </style:style>
    <style:style style:name="Exercise_20_Last" style:display-name="Exercise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Last" style:display-name="Side Bar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Bullet" style:display-name="Side Bar Bullet" style:family="paragraph" style:parent-style-name="Standard" style:list-style-name="WW8Num10">
      <style:paragraph-properties fo:margin-left="0in" fo:margin-right="0.8in" fo:margin-top="0.0835in" fo:margin-bottom="0.0835in" loext:contextual-spacing="false" fo:text-indent="0in" style:auto-text-indent="false"/>
    </style:style>
    <style:style style:name="Exercise_20_Num" style:display-name="Exercise Num" style:family="paragraph" style:parent-style-name="Standard" style:list-style-name="WW8Num6">
      <style:paragraph-properties fo:margin-left="0in" fo:margin-right="0.8in" fo:margin-top="0.0835in" fo:margin-bottom="0.0835in" loext:contextual-spacing="false" fo:text-indent="0in" style:auto-text-indent="false"/>
    </style:style>
    <style:style style:name="Side_20_Bar_20_Num" style:display-name="Side Bar Num" style:family="paragraph" style:parent-style-name="Standard" style:list-style-name="WW8Num3">
      <style:paragraph-properties fo:margin-left="0in" fo:margin-right="0.8in" fo:margin-top="0.0835in" fo:margin-bottom="0.0835in" loext:contextual-spacing="false" fo:text-indent="0in" style:auto-text-indent="fals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000000" fo:keep-with-next="always"/>
    </style:style>
    <style:style style:name="Footer_20_Text" style:display-name="Footer Text" style:family="paragraph">
      <style:paragraph-properties fo:margin-top="0.1665in" fo:margin-bottom="0.3335in" loext: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M_20_Book_20_Title" style:display-name="FM Book Title" style:family="paragraph" style:parent-style-name="Chapter_20_Title"/>
    <style:style style:name="FM_20_Edition" style:display-name="FM Edition" style:family="paragraph" style:parent-style-name="Standard">
      <style:paragraph-properties fo:text-align="center" style:justify-single-word="false"/>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
      <style:paragraph-properties fo:margin-top="0in" fo:margin-bottom="0in" loext:contextual-spacing="false"/>
    </style:style>
    <style:style style:name="Comment_20_Subject" style:display-name="Comment Subject" style:family="paragraph" style:parent-style-name="Comment_20_Text" style:next-style-name="Comment_20_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Heading_20_4_20_Char" style:display-name="Heading 4 Char" style:family="text"/>
    <style:style style:name="Heading_20_5_20_Char" style:display-name="Heading 5 Char" style:family="text"/>
    <style:style style:name="Heading_20_6_20_Char" style:display-name="Heading 6 Char" style:family="text"/>
    <style:style style:name="Body_20_Text_20_Char" style:display-name="Body Text Char" style:family="text"/>
    <style:style style:name="Code_20_Bold" style:display-name="Code Bold" style:family="text"/>
    <style:style style:name="Code_20_Char" style:display-name="Code Char" style:family="text"/>
    <style:style style:name="Code_20_Caption_20_Char" style:display-name="Code Caption Char" style:family="text"/>
    <style:style style:name="Quote_20_Char" style:display-name="Quote Char" style:family="text"/>
    <style:style style:name="Exercise_20_Body_20_Char" style:display-name="Exercise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_20_Char" style:display-name="SB Code Char" style:family="text"/>
    <style:style style:name="Exercise_20_Code_20_Char" style:display-name="Exercise Code Char" style:family="text"/>
    <style:style style:name="Internet_20_link" style:display-name="Internet link" style:family="text"/>
    <style:style style:name="Body_20_Text_20_First_20_Char" style:display-name="Body Text First Char"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Last_20_Char" style:display-name="Exercise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_20_Char" style:display-name="Side Bar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Char" style:display-name="Exercise Num Char" style:family="text"/>
    <style:style style:name="Side_20_Bar_20_Num_20_Char" style:display-name="Side Bar Num Char" style:family="tex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Footer_20_Char" style:display-name="Footer Char" style:family="text">
      <style:text-properties style:font-name="Utopia" fo:font-family="Utopia" style:font-pitch="variable" style:font-name-complex="Utopia" style:font-family-complex="Utopia" style:font-pitch-complex="variable"/>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fo:font-family="Times" style:font-family-generic="roman" style:font-pitch="variable" style:font-name-complex="Times1" style:font-family-complex="Times" style:font-family-generic-complex="roman" style:font-pitch-complex="variable"/>
    </style:style>
    <style:style style:name="Balloon_20_Text_20_Char" style:display-name="Balloon Text Char" style:family="text"/>
    <style:style style:name="Comment_20_Subject_20_Char" style:display-name="Comment Subject Char" style:family="text"/>
    <style:style style:name="Numbering_20_Symbols" style:display-name="Numbering Symbols"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1075in" svg:y="-1.84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1</text:p>
        <text:p text:style-name="MP2"/>
        <text:p text:style-name="MP3"></text:p>
        <text:p text:style-name="Standard"/>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dc:subject/>
    <meta:keyword/>
    <meta:initial-creator>BPR</meta:initial-creator>
    <meta:creation-date>2013-08-19T01:06:00</meta:creation-date>
    <dc:date>2019-10-14T23:29:10.954966622</dc:date>
    <meta:print-date>2009-03-19T10:05:00</meta:print-date>
    <meta:editing-cycles>17</meta:editing-cycles>
    <meta:editing-duration>P1DT3H7M33S</meta:editing-duration>
    <meta:generator>LibreOffice/6.2.6.2$Linux_X86_64 LibreOffice_project/20$Build-2</meta:generator>
    <dc:creator>Ray Lischner</dc:creator>
    <meta:document-statistic meta:table-count="2" meta:image-count="0" meta:object-count="0" meta:page-count="10" meta:paragraph-count="240" meta:word-count="2908" meta:character-count="18435" meta:non-whitespace-character-count="15366"/>
    <meta:user-defined meta:name="Chapter Number">01</meta:user-defined>
    <meta:user-defined meta:name="Order">8000.00000000000</meta:user-defined>
    <meta:user-defined meta:name="Status">Chapter Page Proof</meta:user-defined>
    <meta:user-defined meta:name="StatusFrom">Chapter Page Proof</meta:user-defined>
    <meta:user-defined meta:name="StatusTo" meta:value-type="string">Chapter Page Proof</meta:user-defined>
    <meta:user-defined meta:name="Update ChapterOn Root" meta:value-type="string">https://apressmedia.sharepoint.com/sites/201304/exploringc2/_layouts/15/wrkstat.aspx?List=5117ef13-9e85-47e7-8e09-830bcabb8075&amp;WorkflowInstanceName=d68ec003-932b-42ea-8d9c-2a91fd11648b, Complete</meta:user-defined>
    <meta:user-defined meta:name="display_urn:schemas-microsoft-com:office:office#Author" meta:value-type="string">Ray Lischner</meta:user-defined>
    <meta:user-defined meta:name="display_urn:schemas-microsoft-com:office:office#Editor" meta:value-type="string">Dhaneesh Kumar</meta:user-defined>
  </office:meta>
</office:document-meta>
</file>